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424242" draw:stroke-linejoin="round" draw:fill="solid" draw:fill-color="#efefef" draw:textarea-vertical-align="middle" draw:auto-grow-height="false" draw:fit-to-size="false" style:shrink-to-fit="false" fo:min-height="0.534cm" fo:min-width="3.514cm" fo:padding-top="0.254cm" fo:padding-bottom="0.254cm" fo:padding-left="0.254cm" fo:padding-right="0.254cm" fo:wrap-option="wrap" draw:shadow="visible" draw:shadow-offset-x="0cm" draw:shadow-offset-y="0.053cm" draw:shadow-color="#000000" draw:shadow-opacity="50%"/>
      <style:paragraph-properties style:writing-mode="lr-tb"/>
    </style:style>
    <style:style style:name="gr2" style:family="graphic" style:parent-style-name="standard">
      <style:graphic-properties draw:stroke="solid" svg:stroke-width="0.026cm" svg:stroke-color="#424242" draw:stroke-linejoin="round" draw:fill="solid" draw:fill-color="#ff99ff" draw:textarea-vertical-align="middle" draw:auto-grow-height="false" draw:fit-to-size="false" style:shrink-to-fit="false" fo:min-height="1.266cm" fo:min-width="4.43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424242" draw:stroke-linejoin="round" draw:fill="solid" draw:fill-color="#ff99ff" draw:textarea-vertical-align="top" draw:auto-grow-height="false" draw:fit-to-size="false" style:shrink-to-fit="false" fo:min-height="2.931cm" fo:min-width="9.322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424242" draw:stroke-linejoin="round" draw:fill="solid" draw:fill-color="#efefef" draw:textarea-vertical-align="middle" draw:auto-grow-height="false" draw:fit-to-size="false" style:shrink-to-fit="false" fo:min-height="1.34cm" fo:min-width="5.561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424242" draw:stroke-linejoin="round" draw:fill="solid" draw:fill-color="#660066" draw:textarea-vertical-align="middle" draw:auto-grow-height="false" draw:fit-to-size="false" style:shrink-to-fit="false" fo:min-height="0.694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24242" draw:stroke-linejoin="round" draw:fill="solid" draw:fill-color="#4285f4" draw:textarea-vertical-align="middle" draw:auto-grow-height="false" draw:fit-to-size="false" style:shrink-to-fit="false" fo:min-height="0.694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3cm" fo:min-width="2.288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424242" draw:stroke-linejoin="round" draw:fill="solid" draw:fill-color="#4285f4" draw:textarea-vertical-align="middle" draw:auto-grow-height="false" draw:fit-to-size="false" style:shrink-to-fit="false" fo:min-height="0.926cm" fo:min-width="0.07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66cm" fo:min-width="2.288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min-height="0.1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3cm" fo:min-width="3.843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fo:min-height="1.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solid" draw:fill-color="#efefe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660066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87;p16" draw:style-name="gr1" draw:text-style-name="P2" draw:layer="layout" svg:width="5.688cm" svg:height="1.474cm" svg:x="4.019cm" svg:y="0.7cm">
          <text:p text:style-name="P1"><text:span text:style-name="T1">formal</text:span></text:p>
          <text:p text:style-name="P1"><text:span text:style-name="T1">specific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16" draw:style-name="gr2" draw:text-style-name="P3" draw:layer="layout" svg:width="5.13cm" svg:height="1.966cm" svg:x="4.299cm" svg:y="3.706cm">
          <text:p text:style-name="P1"><text:span text:style-name="T1">generated</text:span></text:p>
          <text:p text:style-name="P1"><text:span text:style-name="T1">moni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89;p16" draw:style-name="gr3" draw:text-style-name="P3" draw:layer="layout" svg:width="10.2cm" svg:height="3.809cm" svg:x="1.764cm" svg:y="7.323cm">
          <text:p text:style-name="P1"><text:span text:style-name="T1">instrument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90;p16" draw:style-name="gr4" draw:text-style-name="P2" draw:layer="layout" svg:width="6.267cm" svg:height="2.046cm" svg:x="3.73cm" svg:y="8.717cm">
          <text:p text:style-name="P1"><text:span text:style-name="T1">program to be verifie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91;p16" draw:style-name="gr5" draw:text-style-name="P4" draw:layer="layout" svg:width="0.583cm" svg:height="1.347cm" svg:x="6.572cm" svg:y="2.26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2;p16" draw:style-name="gr6" draw:text-style-name="P5" draw:layer="layout" svg:width="0.583cm" svg:height="1.347cm" svg:x="8.071cm" svg:y="5.82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3;p16" draw:style-name="gr7" draw:text-style-name="P7" draw:layer="layout" svg:width="2.795cm" svg:height="0.89cm" svg:x="8.705cm" svg:y="5.5cm">
          <text:p text:style-name="P6"><text:span text:style-name="T1">optional</text:span></text:p>
          <text:p text:style-name="P6"><text:span text:style-name="T1">feed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8" draw:text-style-name="P5" draw:layer="layout" svg:width="0.583cm" svg:height="1.347cm" draw:transform="rotate (-3.14159265358979) translate (2.824cm 6.947cm)">
          <text:p/>
          <draw:enhanced-geometry draw:mirror-horizontal="tru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5;p16" draw:style-name="gr9" draw:text-style-name="P7" draw:layer="layout" svg:width="2.795cm" svg:height="1.673cm" svg:x="2.6cm" svg:y="5.427cm">
          <text:p text:style-name="P6"><text:span text:style-name="T1">generated</text:span></text:p>
          <text:p text:style-name="P1"><text:span text:style-name="T1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6" draw:text-style-name="P5" draw:layer="layout" svg:width="0.583cm" svg:height="1.347cm" draw:transform="rotate (1.5707963267949) translate (9.555cm 4.887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7;p16" draw:style-name="gr7" draw:text-style-name="P7" draw:layer="layout" svg:width="2.795cm" svg:height="0.89cm" svg:x="9.455cm" svg:y="3.35cm">
          <text:p text:style-name="P6"><text:span text:style-name="T1">verdi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0" draw:text-style-name="P8" draw:layer="layout" svg:width="0.4cm" svg:height="0.4cm" svg:x="2.3cm" svg:y="1.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2.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2.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3.1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3.5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3.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4.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4.75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96;p 1" draw:style-name="gr6" draw:text-style-name="P5" draw:layer="layout" svg:width="0.583cm" svg:height="1.347cm" draw:transform="rotate (1.5707963267949) translate (2.9cm 4.887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7;p 1" draw:style-name="gr11" draw:text-style-name="P7" draw:layer="layout" svg:width="4.35cm" svg:height="0.89cm" svg:x="0.5cm" svg:y="0.45cm">
          <text:p text:style-name="P6"><text:span text:style-name="T1">run = event </text:span></text:p>
          <text:p text:style-name="P6"><text:span text:style-name="T1"><text:s text:c="9"/></text:span><text:span text:style-name="T1">t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9" draw:layer="layout" svg:width="4.35cm" svg:height="2.05cm" svg:x="9.6cm" svg:y="0.45cm">
          <draw:text-box>
            <text:p><text:span text:style-name="T1">intensional definition of a set of event trac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e Ancona</meta:initial-creator>
    <meta:creation-date>2019-01-11T19:10:05.425436644</meta:creation-date>
    <dc:date>2023-07-18T00:26:39.800551307</dc:date>
    <dc:creator>Davide Ancona</dc:creator>
    <meta:editing-duration>PT25M43S</meta:editing-duration>
    <meta:editing-cycles>14</meta:editing-cycles>
    <meta:generator>LibreOffice/7.4.5.1$Linux_X86_64 LibreOffice_project/40$Build-1</meta:generator>
    <meta:document-statistic meta:object-count="23"/>
  </office:meta>
</office:document-meta>
</file>